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28cm" svg:stroke-color="#b2b2b2" draw:marker-start-width="0.242cm" draw:marker-end="" draw:marker-end-width="0.342cm" svg:stroke-linecap="butt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standard">
      <style:graphic-properties svg:stroke-color="#666633" draw:fill="none" draw:textarea-horizontal-align="justify" draw:textarea-vertical-align="middle" draw:auto-grow-height="false" fo:min-height="1.85cm" fo:min-width="1.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standard">
      <style:graphic-properties svg:stroke-color="#c9211e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6" style:family="graphic" style:parent-style-name="standard">
      <style:graphic-properties svg:stroke-color="#666633" draw:fill="none" draw:textarea-horizontal-align="justify" draw:textarea-vertical-align="middle" draw:auto-grow-height="false" fo:min-height="1.15cm" fo:min-width="1.1cm"/>
      <style:paragraph-properties style:writing-mode="lr-tb"/>
    </style:style>
    <style:style style:name="gr7" style:family="graphic" style:parent-style-name="standard">
      <style:graphic-properties draw:stroke="dash" draw:stroke-dash="Long_20_Dash_20__28_Rounded_29_" svg:stroke-color="#000000" svg:stroke-linecap="round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objectwithoutfill">
      <style:graphic-properties svg:stroke-width="0.053cm" svg:stroke-color="#2a6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2a6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style:font-name="CMU Serif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 style:writing-mode="lr-tb"/>
      <style:text-properties style:font-name="CMU Serif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 style:writing-mode="lr-tb"/>
      <style:text-properties fo:color="#c9211e" loext:opacity="100%" style:font-name="CMU Serif" fo:font-style="italic" style:font-style-asian="italic" style:font-style-complex="italic"/>
    </style:style>
    <style:style style:name="P9" style:family="paragraph">
      <loext:graphic-properties draw:fill="none"/>
      <style:paragraph-properties fo:text-align="center" style:writing-mode="lr-tb"/>
      <style:text-properties fo:color="#c9211e" loext:opacity="100%" style:font-name="CMU Serif" fo:font-style="italic" style:font-style-asian="italic" style:font-style-complex="italic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MU Serif" fo:font-style="italic" style:font-style-asian="italic" style:font-style-complex="italic"/>
    </style:style>
    <style:style style:name="T2" style:family="text">
      <style:text-properties style:font-name="CMU Serif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9211e" loext:opacity="100%" style:font-name="CMU Serif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5cm" svg:y1="16cm" svg:x2="2.95cm" svg:y2="3.5cm">
          <text:p/>
        </draw:line>
        <draw:custom-shape draw:style-name="gr2" draw:text-style-name="P3" draw:layer="layout" svg:width="1.5cm" svg:height="1.5cm" svg:x="3.6cm" svg:y="4.15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6cm" svg:height="2.1cm" svg:x="0.5cm" svg:y="3.85cm">
          <text:p text:style-name="P4"><text:span text:style-name="T2">X</text:span><text:span text:style-name="T2"><text:line-break/></text:span><text:span text:style-name="T2">soil</text:span></text:p>
          <text:p text:style-name="P4"><text:span text:style-name="T2">(20)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cm" svg:height="1.043cm" svg:x="11.5cm" svg:y="1.9cm">
          <draw:text-box>
            <text:p text:style-name="P6"><text:span text:style-name="T3">M</text:span><text:span text:style-name="T3">ult</text:span><text:span text:style-name="T3">i-</text:span><text:span text:style-name="T3">br</text:span><text:span text:style-name="T3">an</text:span><text:span text:style-name="T3">ch </text:span><text:span text:style-name="T3">ne</text:span><text:span text:style-name="T3">ur</text:span><text:span text:style-name="T3">al </text:span><text:span text:style-name="T3">ne</text:span><text:span text:style-name="T3">tw</text:span><text:span text:style-name="T3">or</text:span><text:span text:style-name="T3">k</text:span></text:p>
          </draw:text-box>
        </draw:frame>
        <draw:custom-shape draw:style-name="gr3" draw:text-style-name="P5" draw:layer="layout" svg:width="1.6cm" svg:height="2.1cm" svg:x="0.5cm" svg:y="7.625cm">
          <text:p text:style-name="P4"><text:span text:style-name="T2">X</text:span><text:span text:style-name="T2"><text:line-break/></text:span><text:span text:style-name="T2">clim</text:span></text:p>
          <text:p text:style-name="P4"><text:span text:style-name="T2">(3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6cm" svg:height="2.1cm" svg:x="0.5cm" svg:y="11.5cm">
          <text:p text:style-name="P4"><text:span text:style-name="T2">X</text:span><text:span text:style-name="T2"><text:line-break/></text:span><text:span text:style-name="T2">oth</text:span></text:p>
          <text:p text:style-name="P4"><text:span text:style-name="T2">(10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6.6cm" svg:y="4.15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5cm" svg:height="1.5cm" svg:x="9.7cm" svg:y="4.15cm">
          <text:p text:style-name="P8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6cm" svg:y="5.9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5cm" svg:height="1.5cm" svg:x="15.64cm" svg:y="5.9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25cm" svg:y="9.175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1.35cm" svg:y="9.175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4.55cm" svg:y="9.17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cm" svg:height="1.4cm" svg:x="27.85cm" svg:y="9.225cm">
          <text:p text:style-name="P4"><text:span text:style-name="T2">Y</text:span></text:p>
          <text:p text:style-name="P4"><text:span text:style-name="T2">ha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3.6cm" svg:y="7.925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6.6cm" svg:y="7.925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5cm" svg:height="1.5cm" svg:x="9.7cm" svg:y="7.925cm">
          <text:p text:style-name="P8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5cm" svg:height="1.5cm" svg:x="6.6cm" svg:y="11.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9.7cm" svg:y="11.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5cm" svg:height="1.5cm" svg:x="12.6cm" svg:y="11.775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5cm" svg:height="1.5cm" svg:x="3.6cm" svg:y="11.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5cm" svg:height="1.5cm" svg:x="15.64cm" svg:y="11.775cm">
          <text:p text:style-name="P8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35cm" svg:y1="4.9cm" svg:x2="3.45cm" svg:y2="4.9cm">
          <text:p/>
        </draw:line>
        <draw:line draw:style-name="gr8" draw:text-style-name="P1" draw:layer="layout" svg:x1="5.3cm" svg:y1="4.9cm" svg:x2="6.4cm" svg:y2="4.9cm">
          <text:p/>
        </draw:line>
        <draw:line draw:style-name="gr8" draw:text-style-name="P1" draw:layer="layout" svg:x1="8.45cm" svg:y1="4.9cm" svg:x2="9.55cm" svg:y2="4.9cm">
          <text:p/>
        </draw:line>
        <draw:line draw:style-name="gr8" draw:text-style-name="P1" draw:layer="layout" svg:x1="11.5cm" svg:y1="5cm" svg:x2="12.5cm" svg:y2="6cm">
          <text:p/>
        </draw:line>
        <draw:line draw:style-name="gr8" draw:text-style-name="P1" draw:layer="layout" svg:x1="11.5cm" svg:y1="8.4cm" svg:x2="12.6cm" svg:y2="7.3cm">
          <text:p/>
        </draw:line>
        <draw:line draw:style-name="gr8" draw:text-style-name="P1" draw:layer="layout" svg:x1="14.375cm" svg:y1="6.6cm" svg:x2="15.575cm" svg:y2="6.6cm">
          <text:p/>
        </draw:line>
        <draw:line draw:style-name="gr8" draw:text-style-name="P1" draw:layer="layout" svg:x1="17.5cm" svg:y1="6.6cm" svg:x2="18.5cm" svg:y2="9cm">
          <text:p/>
        </draw:line>
        <draw:line draw:style-name="gr8" draw:text-style-name="P1" draw:layer="layout" svg:x1="17.5cm" svg:y1="12.5cm" svg:x2="18.45cm" svg:y2="10.875cm">
          <text:p/>
        </draw:line>
        <draw:line draw:style-name="gr8" draw:text-style-name="P1" draw:layer="layout" svg:x1="19.95cm" svg:y1="9.925cm" svg:x2="21.15cm" svg:y2="9.925cm">
          <text:p/>
        </draw:line>
        <draw:line draw:style-name="gr8" draw:text-style-name="P1" draw:layer="layout" svg:x1="23.15cm" svg:y1="9.925cm" svg:x2="24.35cm" svg:y2="9.925cm">
          <text:p/>
        </draw:line>
        <draw:line draw:style-name="gr8" draw:text-style-name="P1" draw:layer="layout" svg:x1="26.35cm" svg:y1="9.925cm" svg:x2="27.55cm" svg:y2="9.925cm">
          <text:p/>
        </draw:line>
        <draw:line draw:style-name="gr9" draw:text-style-name="P1" draw:layer="layout" svg:x1="2.35cm" svg:y1="8.675cm" svg:x2="3.45cm" svg:y2="8.675cm">
          <text:p/>
        </draw:line>
        <draw:line draw:style-name="gr8" draw:text-style-name="P1" draw:layer="layout" svg:x1="5.3cm" svg:y1="8.675cm" svg:x2="6.4cm" svg:y2="8.675cm">
          <text:p/>
        </draw:line>
        <draw:line draw:style-name="gr8" draw:text-style-name="P1" draw:layer="layout" svg:x1="8.45cm" svg:y1="8.675cm" svg:x2="9.55cm" svg:y2="8.675cm">
          <text:p/>
        </draw:line>
        <draw:line draw:style-name="gr8" draw:text-style-name="P1" draw:layer="layout" svg:x1="8.45cm" svg:y1="12.55cm" svg:x2="9.55cm" svg:y2="12.55cm">
          <text:p/>
        </draw:line>
        <draw:line draw:style-name="gr9" draw:text-style-name="P1" draw:layer="layout" svg:x1="2.35cm" svg:y1="12.55cm" svg:x2="3.45cm" svg:y2="12.55cm">
          <text:p/>
        </draw:line>
        <draw:line draw:style-name="gr9" draw:text-style-name="P1" draw:layer="layout" svg:x1="5.3cm" svg:y1="12.55cm" svg:x2="6.4cm" svg:y2="12.55cm">
          <text:p/>
        </draw:line>
        <draw:line draw:style-name="gr8" draw:text-style-name="P1" draw:layer="layout" svg:x1="11.4cm" svg:y1="12.55cm" svg:x2="12.5cm" svg:y2="12.55cm">
          <text:p/>
        </draw:line>
        <draw:line draw:style-name="gr8" draw:text-style-name="P1" draw:layer="layout" svg:x1="14.425cm" svg:y1="12.525cm" svg:x2="15.525cm" svg:y2="12.525cm">
          <text:p/>
        </draw:line>
        <draw:frame draw:style-name="gr10" draw:text-style-name="P11" draw:layer="layout" svg:width="1.1cm" svg:height="1.043cm" svg:x="3.9cm" svg:y="15.057cm">
          <draw:text-box>
            <text:p text:style-name="P10"><text:span text:style-name="T5">l</text:span><text:span text:style-name="T5">1</text:span></text:p>
          </draw:text-box>
        </draw:frame>
        <draw:frame draw:style-name="gr11" draw:text-style-name="P11" draw:layer="layout" svg:width="1.1cm" svg:height="1.043cm" svg:x="10cm" svg:y="15.057cm">
          <draw:text-box>
            <text:p text:style-name="P10"><text:span text:style-name="T5">l</text:span><text:span text:style-name="T5">3</text:span></text:p>
          </draw:text-box>
        </draw:frame>
        <draw:frame draw:style-name="gr12" draw:text-style-name="P11" draw:layer="layout" svg:width="1.1cm" svg:height="1.043cm" svg:x="12.8cm" svg:y="15.057cm">
          <draw:text-box>
            <text:p text:style-name="P10"><text:span text:style-name="T5">l</text:span><text:span text:style-name="T5">4</text:span></text:p>
          </draw:text-box>
        </draw:frame>
        <draw:frame draw:style-name="gr13" draw:text-style-name="P11" draw:layer="layout" svg:width="1.1cm" svg:height="1.043cm" svg:x="15.7cm" svg:y="15.057cm">
          <draw:text-box>
            <text:p text:style-name="P10"><text:span text:style-name="T5">l5</text:span></text:p>
          </draw:text-box>
        </draw:frame>
        <draw:frame draw:style-name="gr14" draw:text-style-name="P11" draw:layer="layout" svg:width="1.1cm" svg:height="1.043cm" svg:x="18.7cm" svg:y="15.057cm">
          <draw:text-box>
            <text:p text:style-name="P10"><text:span text:style-name="T5">l6</text:span></text:p>
          </draw:text-box>
        </draw:frame>
        <draw:frame draw:style-name="gr15" draw:text-style-name="P11" draw:layer="layout" svg:width="1.1cm" svg:height="1.043cm" svg:x="21.9cm" svg:y="15.057cm">
          <draw:text-box>
            <text:p text:style-name="P10"><text:span text:style-name="T5">l7</text:span></text:p>
          </draw:text-box>
        </draw:frame>
        <draw:frame draw:style-name="gr16" draw:text-style-name="P11" draw:layer="layout" svg:width="1.1cm" svg:height="1.043cm" svg:x="24.7cm" svg:y="15.057cm">
          <draw:text-box>
            <text:p text:style-name="P10"><text:span text:style-name="T5">l8</text:span></text:p>
          </draw:text-box>
        </draw:frame>
        <draw:frame draw:style-name="gr17" draw:text-style-name="P11" draw:layer="layout" svg:width="1.1cm" svg:height="1.043cm" svg:x="7cm" svg:y="15.057cm">
          <draw:text-box>
            <text:p text:style-name="P10"><text:span text:style-name="T5">l2</text:span></text:p>
          </draw:text-box>
        </draw:frame>
        <draw:line draw:style-name="gr1" draw:text-style-name="P1" draw:layer="layout" svg:x1="5.8cm" svg:y1="16cm" svg:x2="5.9cm" svg:y2="3.5cm">
          <text:p/>
        </draw:line>
        <draw:line draw:style-name="gr1" draw:text-style-name="P1" draw:layer="layout" svg:x1="8.95cm" svg:y1="16cm" svg:x2="9.05cm" svg:y2="3.5cm">
          <text:p/>
        </draw:line>
        <draw:line draw:style-name="gr1" draw:text-style-name="P1" draw:layer="layout" svg:x1="11.9cm" svg:y1="16cm" svg:x2="12cm" svg:y2="3.5cm">
          <text:p/>
        </draw:line>
        <draw:line draw:style-name="gr1" draw:text-style-name="P1" draw:layer="layout" svg:x1="14.925cm" svg:y1="16cm" svg:x2="15.025cm" svg:y2="3.5cm">
          <text:p/>
        </draw:line>
        <draw:line draw:style-name="gr1" draw:text-style-name="P1" draw:layer="layout" svg:x1="17.7cm" svg:y1="16cm" svg:x2="17.8cm" svg:y2="3.5cm">
          <text:p/>
        </draw:line>
        <draw:line draw:style-name="gr1" draw:text-style-name="P1" draw:layer="layout" svg:x1="20.5cm" svg:y1="16cm" svg:x2="20.6cm" svg:y2="3.5cm">
          <text:p/>
        </draw:line>
        <draw:line draw:style-name="gr1" draw:text-style-name="P1" draw:layer="layout" svg:x1="23.7cm" svg:y1="16cm" svg:x2="23.8cm" svg:y2="3.5cm">
          <text:p/>
        </draw:line>
        <draw:line draw:style-name="gr1" draw:text-style-name="P1" draw:layer="layout" svg:x1="26.9cm" svg:y1="16cm" svg:x2="27cm" svg:y2="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7T10:32:00.910385310</meta:creation-date>
    <dc:date>2023-07-07T18:56:14.138411917</dc:date>
    <meta:editing-duration>P5DT15H31M22S</meta:editing-duration>
    <meta:editing-cycles>22</meta:editing-cycles>
    <meta:generator>LibreOffice/7.3.7.2$Linux_X86_64 LibreOffice_project/30$Build-2</meta:generator>
    <dc:creator>Antonello Lobianco</dc:creator>
    <meta:document-statistic meta:object-count="57"/>
  </office:meta>
</office:document-meta>
</file>